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egoe UI" svg:font-family="'Segoe UI', system-ui, 'Apple Color Emoji', 'Segoe UI Emoji', sans-serif"/>
    <style:font-face style:name="Likhan" svg:font-family="Likh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fo:color="#ce181e" officeooo:paragraph-rsid="000adeba"/>
    </style:style>
    <style:style style:name="P3" style:family="paragraph" style:parent-style-name="Standard">
      <style:text-properties fo:color="#ef413d"/>
    </style:style>
    <style:style style:name="P4" style:family="paragraph" style:parent-style-name="Standard">
      <style:text-properties fo:color="#ef413d" officeooo:paragraph-rsid="000e9191"/>
    </style:style>
    <style:style style:name="P5" style:family="paragraph" style:parent-style-name="Standard">
      <style:text-properties fo:color="#ef413d" officeooo:paragraph-rsid="000f80ce"/>
    </style:style>
    <style:style style:name="P6" style:family="paragraph" style:parent-style-name="Standard">
      <style:text-properties fo:color="#ef413d" officeooo:rsid="001005f7" officeooo:paragraph-rsid="0011abf3"/>
    </style:style>
    <style:style style:name="P7" style:family="paragraph" style:parent-style-name="Standard">
      <style:text-properties fo:color="#ef413d" officeooo:rsid="001005f7" officeooo:paragraph-rsid="00123599"/>
    </style:style>
    <style:style style:name="P8" style:family="paragraph" style:parent-style-name="Standard">
      <style:paragraph-properties fo:text-align="center" style:justify-single-word="false"/>
      <style:text-properties officeooo:paragraph-rsid="00123599"/>
    </style:style>
    <style:style style:name="P9" style:family="paragraph" style:parent-style-name="Standard">
      <style:text-properties officeooo:paragraph-rsid="00123599" style:font-name-complex="Calibri"/>
    </style:style>
    <style:style style:name="P10" style:family="paragraph" style:parent-style-name="Standard">
      <style:text-properties officeooo:paragraph-rsid="00123599"/>
    </style:style>
    <style:style style:name="P11" style:family="paragraph" style:parent-style-name="List_20_Paragraph" style:list-style-name="WWNum1">
      <style:text-properties officeooo:paragraph-rsid="00123599"/>
    </style:style>
    <style:style style:name="P12" style:family="paragraph" style:parent-style-name="List_20_Paragraph" style:list-style-name="WWNum1">
      <style:text-properties officeooo:rsid="0013fa68" officeooo:paragraph-rsid="0013fa68"/>
    </style:style>
    <style:style style:name="T1" style:family="text">
      <style:text-properties fo:color="#000000"/>
    </style:style>
    <style:style style:name="T2" style:family="text">
      <style:text-properties fo:color="#000000" officeooo:rsid="000adeba"/>
    </style:style>
    <style:style style:name="T3" style:family="text">
      <style:text-properties fo:color="#000000" officeooo:rsid="000c99ba"/>
    </style:style>
    <style:style style:name="T4" style:family="text">
      <style:text-properties fo:color="#000000" officeooo:rsid="000e9191"/>
    </style:style>
    <style:style style:name="T5" style:family="text">
      <style:text-properties fo:color="#000000" officeooo:rsid="000f80ce"/>
    </style:style>
    <style:style style:name="T6" style:family="text">
      <style:text-properties fo:color="#000000" officeooo:rsid="001005f7"/>
    </style:style>
    <style:style style:name="T7" style:family="text">
      <style:text-properties fo:color="#000000" officeooo:rsid="0011abf3"/>
    </style:style>
    <style:style style:name="T8" style:family="text">
      <style:text-properties fo:color="#ef413d"/>
    </style:style>
    <style:style style:name="T9" style:family="text">
      <style:text-properties fo:color="#ef413d" officeooo:rsid="000adeba"/>
    </style:style>
    <style:style style:name="T10" style:family="text">
      <style:text-properties fo:font-variant="normal" fo:text-transform="none" fo:color="#000000" style:font-name="Segoe UI" fo:font-size="10.5pt" fo:letter-spacing="normal" fo:font-style="normal" fo:font-weight="normal"/>
    </style:style>
    <style:style style:name="T11" style:family="text">
      <style:text-properties officeooo:rsid="001005f7"/>
    </style:style>
    <style:style style:name="T12" style:family="text">
      <style:text-properties style:font-name="Calibri Light" fo:font-size="12pt" style:font-size-asian="12pt" style:font-name-complex="Calibri Light1" style:font-size-complex="12pt"/>
    </style:style>
    <style:style style:name="T13" style:family="text">
      <style:text-properties style:font-name-complex="Calibri"/>
    </style:style>
    <style:style style:name="T14" style:family="text">
      <style:text-properties officeooo:rsid="00142bbf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U</text:span><text:span text:style-name="T8">ne description courte du projet :</text:span></text:p>
      <text:p text:style-name="P2"><text:span text:style-name="Emphasis"><text:span text:style-name="T10">Isola</text:span></text:span><text:span text:style-name="T10"> est un </text:span><text:span text:style-name="Emphasis"><text:span text:style-name="T10">jeu</text:span></text:span><text:span text:style-name="T10"> de stratégie combinatoire abstrait pour deux joueurs </text:span></text:p>
      <text:p text:style-name="P2"><text:s/><text:span text:style-name="T2">Le lien à mettre coller !!!</text:span></text:p>
      <text:p text:style-name="P1"><text:span text:style-name="T2"/></text:p>
      <text:p text:style-name="P3"><text:span text:style-name="T11">R</text:span>épartition des rôle<text:span text:style-name="T11">s</text:span> et l’organisation du travail au sein du groupe</text:p>
      <text:p text:style-name="P4"><text:tab/><text:span text:style-name="T3">Dès la première réunion, nous avons fixé un produit minimum viable (MVP). C’est-à-dire que deux personnes en local puissent bouger les pions et bloquer les cases sans forcément respecter les déplacements sur les cases voisines. Nous avions réparti les t</text:span><text:span text:style-name="T4">â</text:span><text:span text:style-name="T3">ches en petits objectifs hebdomadaires. Et les t</text:span><text:span text:style-name="T4">â</text:span><text:span text:style-name="T3">ches étaient attribu</text:span><text:span text:style-name="T4">ées</text:span><text:span text:style-name="T3"> à 3 sous-groupes de deux, deux et trois personnes. Nous avions fait une spécification détaillée de chaque t</text:span><text:span text:style-name="T4">â</text:span><text:span text:style-name="T3">che (recherche, solutions exploitables, etc.) et elles étaient attribué</text:span><text:span text:style-name="T4">es</text:span><text:span text:style-name="T3"> en fonction des compétences de chacun. </text:span></text:p>
      <text:p text:style-name="P3"><text:span text:style-name="T3"/></text:p>
      <text:p text:style-name="P5"><text:span text:style-name="T3">Nous avions désigné une personne, Lynda, pour organiser les réunions, rédiger les comptes-rendus de chaque réunion. N’ayant jamais cod</text:span><text:span text:style-name="T4">é</text:span><text:span text:style-name="T3"> en </text:span><text:span text:style-name="T5">J</text:span><text:span text:style-name="T3">avascript, Youssef, nous a initi</text:span><text:span text:style-name="T4">é</text:span><text:span text:style-name="T3"> et donn</text:span><text:span text:style-name="T4">é</text:span><text:span text:style-name="T3"> les bases du </text:span><text:span text:style-name="T5">J</text:span><text:span text:style-name="T3">avascript. </text:span><text:span text:style-name="T5">Bilal, Myriam et Missipssa ont commencé la partie HTML/CSS, la partie esthétique. Youssef et Rajae se sont occupés de la conception d’un algorithme efficace pour les déplacements des pions. Soumia et Lynda étaient chargées de trouver un algorithme permettant </text:span><text:span text:style-name="T6">le blocage des cases.</text:span><text:span text:style-name="T3"> Chaque semaine le travail était réalisé en sous-groupe et en fin de semaine, une mise en commun avait lieu et on réglait, tous ensemble, les problèmes rencontrés au cours de la semaine par les sous-groupes et de nouveaux objectifs étaient attribués aux groupes.</text:span></text:p>
      <text:p text:style-name="P5"><text:span text:style-name="T3"/></text:p>
      <text:p text:style-name="P6"><text:span text:style-name="T7">Nous avons choisi Teams pour les réunions. </text:span></text:p>
      <text:p text:style-name="P7"><text:span text:style-name="T7">Le </text:span><text:span text:style-name="T1">Git de l’université </text:span><text:span text:style-name="T7">a été utilisé <text:s/>pour conserver toutes traces de modifications et télécharger la dernière version stable.</text:span></text:p>
      <text:p text:style-name="P7"><text:span text:style-name="T7"/></text:p>
      <text:p text:style-name="P8"><text:span text:style-name="T12">Listing des difficultés principales rencontrées par le groupe</text:span></text:p>
      <text:p text:style-name="P9"/>
      <text:list xml:id="list1277713999" text:style-name="WWNum1">
        <text:list-item>
          <text:p text:style-name="P11"><text:span text:style-name="T13">Trouver un créneau qui convient à tout le monde car certains devaient travailler.</text:span></text:p>
        </text:list-item>
        <text:list-item>
          <text:p text:style-name="P11"><text:span text:style-name="T13">Apprentissage du HTML/CSS/JAVASCRIPT.</text:span></text:p>
        </text:list-item>
        <text:list-item>
          <text:p text:style-name="P11"><text:span text:style-name="T13">Mauvaise structure du dessin du plateau, le plateau était dessiné dans la partie HTML ce qui nous bloquait pour la suite de nos réalisations. On a dû changer toute la structure de notre programme.</text:span></text:p>
        </text:list-item>
        <text:list-item>
          <text:p text:style-name="P11"><text:span text:style-name="T13">Les pages n’étaient pas responsives, elles ne s’adaptaient pas à tous les écrans.</text:span></text:p>
        </text:list-item>
        <text:list-item>
          <text:p text:style-name="P11"><text:span text:style-name="T13">Synchronisation de l’espace de travail.</text:span></text:p>
        </text:list-item>
        <text:list-item>
          <text:p text:style-name="P12"><text:span text:style-name="T13">Adaptation </text:span><text:span text:style-name="T14">du l’algorithme « Minmax » à notre jeu.</text:span></text:p>
        </text:list-item>
      </text:list>
      <text:p text:style-name="P10"/>
      <text:p text:style-name="P7"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egoe UI" svg:font-family="'Segoe UI', system-ui, 'Apple Color Emoji', 'Segoe UI Emoji', sans-serif"/>
    <style:font-face style:name="Likhan" svg:font-family="Likh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21:36:34.944403602</meta:creation-date>
    <dc:date>2021-05-27T23:04:52.130720208</dc:date>
    <meta:editing-duration>PT15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349" meta:character-count="2220" meta:non-whitespace-character-count="1885"/>
  </office:meta>
</office:document-meta>
</file>